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9cm"/>
    </style:style>
    <style:style style:name="co2" style:family="table-column">
      <style:table-column-properties fo:break-before="auto" style:column-width="4.046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1" table:default-cell-style-name="ce3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odel</text:p>
          </table:table-cell>
          <table:table-cell table:style-name="ce5" office:value-type="string" calcext:value-type="string">
            <text:p>Specs</text:p>
          </table:table-cell>
          <table:table-cell table:style-name="ce1" office:value-type="string" calcext:value-type="string">
            <text:p>Buy/Print</text:p>
          </table:table-cell>
          <table:table-cell table:style-name="ce1" office:value-type="string" calcext:value-type="string">
            <text:p>Quant.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3"/>
          <table:table-cell table:number-columns-repeated="54"/>
        </table:table-row>
        <table:table-row table:style-name="ro1">
          <table:table-cell table:style-name="ce2" office:value-type="string" calcext:value-type="string">
            <text:p>Actuator Board</text:p>
          </table:table-cell>
          <table:table-cell table:style-name="ce2"/>
          <table:table-cell table:number-columns-repeated="62"/>
        </table:table-row>
        <table:table-row table:style-name="ro1">
          <table:table-cell office:value-type="string" calcext:value-type="string">
            <text:p>Arduino</text:p>
          </table:table-cell>
          <table:table-cell office:value-type="string" calcext:value-type="string">
            <text:p>Nan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rrel connec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C-DC converter</text:p>
          </table:table-cell>
          <table:table-cell office:value-type="string" calcext:value-type="string">
            <text:p>Lm2598</text:p>
          </table:table-cell>
          <table:table-cell office:value-type="string" calcext:value-type="string">
            <text:p>step dow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irf32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n header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emale header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Audio Board</text:p>
          </table:table-cell>
          <table:table-cell table:style-name="ce2"/>
          <table:table-cell table:number-columns-repeated="62"/>
        </table:table-row>
        <table:table-row table:style-name="ro1">
          <table:table-cell office:value-type="string" calcext:value-type="string">
            <text:p>Teensy micro</text:p>
          </table:table-cell>
          <table:table-cell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eensy audio board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table:number-columns-repeated="58"/>
        </table:table-row>
        <table:table-row table:style-name="ro2">
          <table:table-cell table:style-name="ce4" office:value-type="string" calcext:value-type="string">
            <text:p>USB Isolator</text:p>
          </table:table-cell>
          <table:table-cell table:style-name="ce4" office:value-type="string" calcext:value-type="string">
            <text:p>ADUM4160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a xlink:href="https://www.ebay.de/itm/USB-Isolator-Hi-Fi-Audio-Noise-Eliminator-USB-Storungsfilter-fur-Daten-und-Strom/273748876218?hash=item3fbcb45bba:g:-lIAAOSw1mdedCz8" xlink:type="simple">link</text:a>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audio amplifier</text:p>
          </table:table-cell>
          <table:table-cell table:style-name="ce4" office:value-type="string" calcext:value-type="string">
            <text:p>PAM8403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<text:a xlink:href="https://www.ebay.de/itm/PAM8403-Stereo-Audio-Verstarker-Modul-2x-3-Watt-Raspberry-Arduino/183639712513?_trkparms=ispr%3D1&amp;hash=item2ac1c7a301:g:eiYAAOSw7MNcP7aW&amp;enc=AQAEAAACYIQvEcHUrT7nmUC3yY5qbPyaBN1nJEDYW8MyypsJPgXKBE6azt8cGhqIvkcfFDcbk115OiVOFhKcN9aJYMlVm2nQMSAxU%2BSyescTqnnv9%2FA%2BTxRn21HoIkWTxyFkMygJimzAC%2BOjUFNJCCLP%2FHkv3FGuLItQ285X9o6u%2FOCjkCAar%2BeYIG5FxsGvNM1QChelYSTW4lS%2B9FAoaPwAizSNMAr7qxhLhSV6kixxKqVgCUQoS6ng4G53gPVQR7j7JqpUpOAtnweXanrHItIcexwcqK3sDVBXX5DvMwXxveOGQugywUAJmWejqu4EKyHH61x%2FIcjOcd3JKKYDI4KJ6hFZqxlwFu3cPQeDjPqS4T5BVnBPrGCzHdLx3WQuU6KUtVP7FpK35FAyYHg8WSzdaalvD3KuPu2Ek%2F%2FdzNSdGdbPikudcUi77pPHY2wGrq1QCOXducNsRbL45UnSjRrBxhS7Px5XVzBqSjRrHYz%2B2AYRJipsxgMe1dthsALpVppPBjDs0gNiXDlGVEgFl9AXy8xsBRGMWYHi9Z9PQQuBIQk9HV19xxzKBFbcvb7NzkB9wqB6mumdD0sks6IuiVdbQL9OzmeBN7WJcfv1NIS866204s3OrqNOSch4uY0GDGS6gHynazhHkHxc8Dph2Lxf%2BO3F606JE98SD7hD5fX6aleMmTQWOq35jEiYCLjyQiRLNsdpvqxLMXubbAa4bd9hf9Q%2BAurmcQXr2iqOr9I1UhzWbmwA0Gy4AHXD7CFWfwpVcPK3QOoWMHV5tvdgG7K%2FLYJKV10ofIanuExpgzeBJd6a9JPe&amp;checksum=1836397125138de803d1721946d09a356a39c9925625" xlink:type="simple">link</text:a>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2"/>
          <table:table-cell table:number-columns-repeated="62"/>
        </table:table-row>
        <table:table-row table:style-name="ro1">
          <table:table-cell table:style-name="ce2" office:value-type="string" calcext:value-type="string">
            <text:p>Tuner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4" office:value-type="string" calcext:value-type="string">
            <text:p>Bearing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string" calcext:value-type="string">
            <text:p>di=8, dO=22</text:p>
          </table:table-cell>
          <table:table-cell table:style-name="ce4"/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1</text:p>
          </table:table-cell>
          <table:table-cell table:style-name="ce4"/>
          <table:table-cell table:number-columns-repeated="57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8</text:p>
          </table:table-cell>
          <table:table-cell table:style-name="ce4" office:value-type="string" calcext:value-type="string">
            <text:p>ca. 4cm</text:p>
          </table:table-cell>
          <table:table-cell table:style-name="ce4"/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0,50</text:p>
          </table:table-cell>
          <table:table-cell table:style-name="ce4"/>
          <table:table-cell table:number-columns-repeated="57"/>
        </table:table-row>
        <table:table-row table:style-name="ro1"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M4</text:p>
          </table:table-cell>
          <table:table-cell table:style-name="ce4" office:value-type="string" calcext:value-type="string">
            <text:p>60mm</text:p>
          </table:table-cell>
          <table:table-cell table:style-name="ce4"/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0,10</text:p>
          </table:table-cell>
          <table:table-cell table:style-name="ce4"/>
          <table:table-cell table:number-columns-repeated="57"/>
        </table:table-row>
        <table:table-row table:style-name="ro1">
          <table:table-cell office:value-type="string" calcext:value-type="string">
            <text:p>screw 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40mm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0,2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moFrets</text:p>
          </table:table-cell>
          <table:table-cell table:style-name="ce2"/>
          <table:table-cell table:number-columns-repeated="62"/>
        </table:table-row>
        <table:table-row table:style-name="ro1">
          <table:table-cell office:value-type="string" calcext:value-type="string">
            <text:p>micro servo</text:p>
          </table:table-cell>
          <table:table-cell office:value-type="string" calcext:value-type="string">
            <text:p>mg90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ret wire</text:p>
          </table:table-cell>
          <table:table-cell office:value-type="string" calcext:value-type="string">
            <text:p>as you like</text:p>
          </table:table-cell>
          <table:table-cell office:value-type="string" calcext:value-type="string">
            <text:p>L &gt; 12c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Kickup</text:p>
          </table:table-cell>
          <table:table-cell table:style-name="ce2"/>
          <table:table-cell table:number-columns-repeated="62"/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d=6mm h=3m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pper wire</text:p>
          </table:table-cell>
          <table:table-cell/>
          <table:table-cell office:value-type="string" calcext:value-type="string">
            <text:p>0.2 m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&gt;=35 m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5, hex</text:p>
          </table:table-cell>
          <table:table-cell office:value-type="string" calcext:value-type="string">
            <text:p>l=10mm 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=10mm 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mount Screws, N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crew </text:p>
          </table:table-cell>
          <table:table-cell office:value-type="string" calcext:value-type="string">
            <text:p>Button Head Screws M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-nut</text:p>
          </table:table-cell>
          <table:table-cell office:value-type="string" calcext:value-type="string">
            <text:p>M5</text:p>
          </table:table-cell>
          <table:table-cell table:number-columns-repeated="62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.00.0000</text:date>, <text:time style:data-style-name="N2" text:time-value="15:32:56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0-04-24T15:51:30.439000000</dc:date>
    <meta:editing-duration>PT38M48S</meta:editing-duration>
    <meta:editing-cycles>5</meta:editing-cycles>
    <meta:document-statistic meta:table-count="1" meta:cell-count="99" meta:object-count="0"/>
  </office:meta>
</office:document-meta>
</file>